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none" style:font-size-asian="14pt" style:font-size-complex="16pt"/>
    </style:style>
    <style:style style:name="P2" style:family="paragraph" style:parent-style-name="Heading">
      <style:text-properties fo:color="#1b75bc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>
      <style:text-properties style:text-underline-style="none" officeooo:paragraph-rsid="0018a309"/>
    </style:style>
    <style:style style:name="P5" style:family="paragraph" style:parent-style-name="Text_20_body">
      <style:text-properties style:text-underline-style="none" officeooo:rsid="0019913d" officeooo:paragraph-rsid="0019913d"/>
    </style:style>
    <style:style style:name="P6" style:family="paragraph" style:parent-style-name="Text_20_body">
      <style:text-properties officeooo:rsid="001e11b1" officeooo:paragraph-rsid="001e11b1"/>
    </style:style>
    <style:style style:name="P7" style:family="paragraph" style:parent-style-name="Text_20_body">
      <style:text-properties fo:font-size="16pt" style:text-underline-style="none" style:font-size-asian="14pt" style:font-size-complex="16pt"/>
    </style:style>
    <style:style style:name="P8" style:family="paragraph" style:parent-style-name="Text_20_body">
      <style:text-properties fo:color="#5565af" fo:font-size="16pt" style:text-underline-style="none" officeooo:rsid="0021fe39" officeooo:paragraph-rsid="0021fe39" style:font-size-asian="14pt" style:font-size-complex="16pt"/>
    </style:style>
    <style:style style:name="P9" style:family="paragraph" style:parent-style-name="Heading_20_1">
      <style:text-properties style:text-underline-style="solid" style:text-underline-width="auto" style:text-underline-color="font-color"/>
    </style:style>
    <style:style style:name="P10" style:family="paragraph" style:parent-style-name="Heading_20_1">
      <style:text-properties style:text-underline-style="solid" style:text-underline-width="auto" style:text-underline-color="font-color" officeooo:paragraph-rsid="0018a309"/>
    </style:style>
    <style:style style:name="P11" style:family="paragraph" style:parent-style-name="Heading_20_1">
      <style:text-properties style:text-underline-style="none" officeooo:rsid="0021fe39" officeooo:paragraph-rsid="0021fe39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6pt" style:font-size-asian="14pt" style:font-size-complex="16pt"/>
    </style:style>
    <style:style style:name="T5" style:family="text">
      <style:text-properties fo:font-size="16pt" officeooo:rsid="0019913d" style:font-size-asian="14pt" style:font-size-complex="16pt"/>
    </style:style>
    <style:style style:name="T6" style:family="text">
      <style:text-properties fo:font-size="16pt" officeooo:rsid="001b230d" style:font-size-asian="14pt" style:font-size-complex="16pt"/>
    </style:style>
    <style:style style:name="T7" style:family="text">
      <style:text-properties fo:font-size="16pt" officeooo:rsid="0022e0d6" style:font-size-asian="14pt" style:font-size-complex="16pt"/>
    </style:style>
    <style:style style:name="T8" style:family="text">
      <style:text-properties fo:font-size="16pt" officeooo:rsid="002448eb" style:font-size-asian="14pt" style:font-size-complex="16pt"/>
    </style:style>
    <style:style style:name="T9" style:family="text">
      <style:text-properties fo:font-size="16pt" fo:font-style="italic" style:font-size-asian="14pt" style:font-style-asian="italic" style:font-size-complex="16pt" style:font-style-complex="italic"/>
    </style:style>
    <style:style style:name="T10" style:family="text">
      <style:text-properties fo:font-size="16pt" style:text-underline-style="none" style:font-size-asian="14pt" style:font-size-complex="16pt"/>
    </style:style>
    <style:style style:name="T11" style:family="text">
      <style:text-properties fo:font-size="16pt" style:text-underline-style="none" officeooo:rsid="001ccc7b" style:font-size-asian="14pt" style:font-size-complex="16pt"/>
    </style:style>
    <style:style style:name="T12" style:family="text">
      <style:text-properties fo:font-size="16pt" style:text-underline-style="none" officeooo:rsid="001e11b1" style:font-size-asian="14pt" style:font-size-complex="16pt"/>
    </style:style>
    <style:style style:name="T13" style:family="text">
      <style:text-properties officeooo:rsid="0020100f"/>
    </style:style>
    <style:style style:name="T14" style:family="text">
      <style:text-properties officeooo:rsid="002627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 text:c="16"/><text:span text:style-name="T14">COURSE ASSIGNMENT</text:span></text:p>
      <text:h text:style-name="P11" text:outline-level="1">QNO_1 :</text:h>
      <text:h text:style-name="P10" text:outline-level="1">Class :</text:h>
      <text:p text:style-name="P4"><text:s text:c="24"/><text:span text:style-name="T5">In Object Oriented Programming the class is a data type which has its own data members and member functions which can be assessed. We can create an object of a class and that class is actually a blueprint of that class, means that class describes what will be the behavior of that object. <text:s/></text:span></text:p>
      <text:p text:style-name="P4"><text:span text:style-name="T5"/></text:p>
      <text:p text:style-name="P2"><text:span text:style-name="T5">S</text:span><text:span text:style-name="T4">yntax</text:span></text:p>
      <text:p text:style-name="P5"><text:span text:style-name="T6">c</text:span><text:span text:style-name="T4">lass </text:span><text:span text:style-name="T9">class_name</text:span><text:span text:style-name="T4">{</text:span></text:p>
      <text:p text:style-name="P5"><text:span text:style-name="T4">private:</text:span></text:p>
      <text:p text:style-name="P5"><text:span text:style-name="T4">public:</text:span></text:p>
      <text:p text:style-name="P5"><text:span text:style-name="T4"><text:s text:c="5"/></text:span><text:span text:style-name="T9">class_name</text:span><text:span text:style-name="T4">(){</text:span></text:p>
      <text:p text:style-name="P5"><text:span text:style-name="T4">}</text:span></text:p>
      <text:p text:style-name="P5"><text:span text:style-name="T4">};</text:span></text:p>
      <text:h text:style-name="Heading_20_1" text:outline-level="1"><text:span text:style-name="T2">Object :</text:span><text:span text:style-name="T1"> </text:span></text:h>
      <text:p text:style-name="Text_20_body"><text:span text:style-name="T1"><text:s text:c="25"/></text:span><text:span text:style-name="T11">An Object is an instance of a class that have some structure and behavior that is defined in the class. It has a memory allocation at the time of its creation. </text:span><text:span text:style-name="T12">It is created in int main() same as a variable is declared with basic data types.</text:span></text:p>
      <text:p text:style-name="P6"><text:span text:style-name="T10">Box box1 <text:s text:c="11"/></text:span><text:span text:style-name="T3">//Declares box1 with type Box</text:span></text:p>
      <text:p text:style-name="P6"><text:span text:style-name="T10">Box box2 <text:s text:c="11"/></text:span><text:span text:style-name="T3">//Declares box2 with type Box</text:span></text:p>
      <text:h text:style-name="P9" text:outline-level="1">Structure :</text:h>
      <text:p text:style-name="P7"><text:s text:c="25"/><text:span text:style-name="T13">In programming a Structure is a user defined data type that is usually used for grouping of different basic data types.</text:span></text:p>
      <text:p text:style-name="P8">For example :</text:p>
      <text:p text:style-name="P1"><text:span text:style-name="Source_20_Text">struct</text:span> <text:span text:style-name="Source_20_Text">address </text:span></text:p>
      <text:p text:style-name="Standard"><text:span text:style-name="Source_20_Text">{ </text:span></text:p>
      <text:p text:style-name="Standard"><text:span text:style-name="Source_20_Text">   char</text:span> <text:span text:style-name="Source_20_Text">name[50]; </text:span></text:p>
      <text:p text:style-name="Standard"><text:soft-page-break/><text:span text:style-name="Source_20_Text">   char</text:span> <text:span text:style-name="Source_20_Text">street[100]; </text:span></text:p>
      <text:p text:style-name="Standard"><text:span text:style-name="Source_20_Text">   char</text:span> <text:span text:style-name="Source_20_Text">city[50]; </text:span></text:p>
      <text:p text:style-name="Standard"><text:span text:style-name="Source_20_Text">   char</text:span> <text:span text:style-name="Source_20_Text">state[20]; </text:span></text:p>
      <text:p text:style-name="Standard"><text:span text:style-name="Source_20_Text">   int</text:span> <text:span text:style-name="Source_20_Text">pin; </text:span></text:p>
      <text:p text:style-name="Standard"><text:span text:style-name="Source_20_Text">};</text:span></text:p>
      <text:p text:style-name="P7"/>
      <text:h text:style-name="P9" text:outline-level="1">Instance Variables:</text:h>
      <text:p text:style-name="P3"><text:s text:c="58"/><text:span text:style-name="T7">Instance variables are the variables of a class that are declared inside the class but outside of any method, constructor or block. When an object is created then a separate copy of that instance variables is automatically created for each object.</text:span></text:p>
      <text:h text:style-name="P9" text:outline-level="1">Methods :</text:h>
      <text:p text:style-name="P3"><text:s text:c="35"/><text:span text:style-name="T7">Methods are the member functions of a class </text:span><text:span text:style-name="T8">that are used to perform certain actions. A method is accessible for all the objects of that class. They are usually declared in the public field of a cla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06:39:53.529311038</meta:creation-date>
    <dc:date>2018-12-17T07:55:00.556378833</dc:date>
    <meta:editing-duration>PT13M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2" meta:paragraph-count="30" meta:word-count="252" meta:character-count="1637" meta:non-whitespace-character-count="1180"/>
  </office:meta>
</office:document-meta>
</file>